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officeooo:paragraph-rsid="001f5b17" style:font-size-asian="10.5pt" style:font-size-complex="10.5pt"/>
    </style:style>
    <style:style style:name="P2" style:family="paragraph" style:parent-style-name="Standard">
      <style:text-properties fo:font-size="13pt" fo:font-weight="bold" officeooo:paragraph-rsid="001f5b1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f5b17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00%"/>
      <style:text-properties fo:font-size="12pt" fo:font-weight="normal" officeooo:rsid="001f5b17" officeooo:paragraph-rsid="001f5b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 fo:line-height="100%"/>
      <style:text-properties fo:font-size="12pt" fo:font-weight="normal" officeooo:rsid="00219563" officeooo:paragraph-rsid="0021956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00%"/>
      <style:text-properties fo:font-size="12pt" fo:font-weight="normal" officeooo:paragraph-rsid="001f5b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100%"/>
      <style:text-properties fo:font-size="12pt" fo:font-weight="normal" officeooo:paragraph-rsid="00206d1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00%"/>
      <style:text-properties fo:font-size="12pt" fo:font-weight="normal" officeooo:paragraph-rsid="002195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fo:font-size="11pt" fo:font-weight="normal" officeooo:rsid="00219563" officeooo:paragraph-rsid="00206d1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2pt" fo:font-weight="normal" officeooo:paragraph-rsid="00219563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5">
      <style:paragraph-properties fo:line-height="100%"/>
      <style:text-properties fo:font-size="12pt" fo:font-weight="normal" officeooo:paragraph-rsid="00206d1c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top="0cm" fo:margin-bottom="0.146cm" loext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paragraph-properties fo:margin-top="0cm" fo:margin-bottom="0.146cm" loext:contextual-spacing="false" fo:line-height="100%"/>
      <style:text-properties fo:font-size="12pt" fo:font-weight="normal" officeooo:paragraph-rsid="001f5b17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paragraph-properties fo:margin-top="0cm" fo:margin-bottom="0.146cm" loext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Heading_20_4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4">
      <style:paragraph-properties fo:margin-top="0.101cm" fo:margin-bottom="0.101cm" loext:contextual-spacing="false" fo:line-height="100%"/>
      <style:text-properties fo:font-size="12pt" fo:font-weight="normal" officeooo:rsid="001f5b17" officeooo:paragraph-rsid="001f5b17" style:font-size-asian="12pt" style:font-weight-asian="normal" style:font-size-complex="12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7.25pt" fo:font-weight="normal" style:font-size-asian="9.60000038146973pt" style:font-weight-asian="normal" style:font-size-complex="11pt" style:font-weight-complex="normal"/>
    </style:style>
    <style:style style:name="T4" style:family="text">
      <style:text-properties style:font-name="sans-serif" fo:font-size="17.25pt" fo:font-weight="normal" officeooo:rsid="00206d1c" style:font-size-asian="9.60000038146973pt" style:font-weight-asian="normal" style:font-size-complex="11pt" style:font-weight-complex="normal"/>
    </style:style>
    <style:style style:name="T5" style:family="text">
      <style:text-properties style:font-name="sans-serif" fo:font-size="17.25pt" fo:font-weight="normal" officeooo:rsid="00219563" style:font-size-asian="9.60000038146973pt" style:font-weight-asian="normal" style:font-size-complex="11pt" style:font-weight-complex="normal"/>
    </style:style>
    <style:style style:name="T6" style:family="text">
      <style:text-properties style:font-name="sans-serif" fo:font-size="17.25pt" fo:font-weight="bold" style:font-size-asian="9.60000038146973pt" style:font-weight-asian="normal" style:font-size-complex="11pt" style:font-weight-complex="normal"/>
    </style:style>
    <style:style style:name="T7" style:family="text">
      <style:text-properties style:font-name="sans-serif" fo:font-size="10.5pt" officeooo:rsid="001f5b17" style:font-size-asian="10.5pt" style:font-size-complex="10.5pt"/>
    </style:style>
    <style:style style:name="T8" style:family="text">
      <style:text-properties style:font-name="sans-serif" fo:font-weight="bold"/>
    </style:style>
    <style:style style:name="T9" style:family="text">
      <style:text-properties style:font-name="sans-serif" fo:font-weight="bold" style:font-weight-asian="bold" style:font-weight-complex="bold"/>
    </style:style>
    <style:style style:name="T10" style:family="text">
      <style:text-properties style:font-name="sans-serif" fo:font-weight="bold" officeooo:rsid="00206d1c" style:font-weight-asian="bold" style:font-weight-complex="bold"/>
    </style:style>
    <style:style style:name="T11" style:family="text">
      <style:text-properties style:font-name="sans-serif" fo:font-weight="bold" style:font-weight-asian="normal" style:font-weight-complex="normal"/>
    </style:style>
    <style:style style:name="T12" style:family="text">
      <style:text-properties style:font-name="sans-serif" fo:font-size="11pt" fo:font-weight="normal" officeooo:rsid="00206d1c" style:font-size-asian="9.60000038146973pt" style:font-weight-asian="normal" style:font-size-complex="11pt" style:font-weight-complex="normal"/>
    </style:style>
    <style:style style:name="T13" style:family="text">
      <style:text-properties style:font-name="sans-serif" officeooo:rsid="001f5b17"/>
    </style:style>
    <style:style style:name="T14" style:family="text">
      <style:text-properties style:font-name="sans-serif" fo:font-weight="normal" style:font-weight-asian="normal" style:font-weight-complex="normal"/>
    </style:style>
    <style:style style:name="T15" style:family="text">
      <style:text-properties style:font-name="sans-serif" fo:font-weight="normal" officeooo:rsid="00206d1c" style:font-weight-asian="normal" style:font-weight-complex="normal"/>
    </style:style>
    <style:style style:name="T16" style:family="text">
      <style:text-properties style:font-name="sans-serif" fo:font-weight="normal" officeooo:rsid="00219563" style:font-weight-asian="normal" style:font-weight-complex="normal"/>
    </style:style>
    <style:style style:name="T17" style:family="text">
      <style:text-properties style:font-name="sans-serif" officeooo:rsid="00206d1c"/>
    </style:style>
    <style:style style:name="T18" style:family="text">
      <style:text-properties style:font-name="sans-serif" officeooo:rsid="00219563"/>
    </style:style>
    <style:style style:name="T19" style:family="text">
      <style:text-properties officeooo:rsid="001f5b17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officeooo:rsid="001f5b17" style:font-size-asian="13pt" style:font-size-complex="13pt"/>
    </style:style>
    <style:style style:name="T22" style:family="text">
      <style:text-properties officeooo:rsid="00206d1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ay9</text:span></text:p>
      <text:p text:style-name="P2"><text:span text:style-name="T1">ClassesandObjects-III</text:span></text:p>
      <text:p text:style-name="P1"><text:span text:style-name="T1"/></text:p>
      <text:p text:style-name="P6"><text:span text:style-name="T17">1</text:span><text:span text:style-name="T1">.What are the three types of variables in Java?</text:span></text:p>
      <text:p text:style-name="P6"><text:span text:style-name="T13">Ans. </text:span>There are three types of variables in <text:span text:style-name="T19">java</text:span>:</text:p>
      <text:list xml:id="list1614697511" text:style-name="L1">
        <text:list-item>
          <text:p text:style-name="P13">local variable </text:p>
        </text:list-item>
        <text:list-item>
          <text:p text:style-name="P13">instance variable </text:p>
        </text:list-item>
        <text:list-item>
          <text:p text:style-name="P11">static variable </text:p>
        </text:list-item>
      </text:list>
      <text:h text:style-name="P18" text:outline-level="4"><text:span text:style-name="T1">1) Local Variable</text:span></text:h>
      <text:list xml:id="list4077185973" text:style-name="L3">
        <text:list-item>
          <text:p text:style-name="P15">A variable declared inside the body of the method is called local variable. </text:p>
        </text:list-item>
        <text:list-item>
          <text:p text:style-name="P15">You can use this variable only within that method </text:p>
        </text:list-item>
        <text:list-item>
          <text:p text:style-name="P15"><text:span text:style-name="T19">And T</text:span>he other methods in the class aren't even aware that the variable exists. </text:p>
        </text:list-item>
        <text:list-item>
          <text:p text:style-name="P14">A local variable cannot be defined with "static" keyword.</text:p>
        </text:list-item>
      </text:list>
      <text:h text:style-name="P17" text:outline-level="4">2) Instance Variable</text:h>
      <text:list xml:id="list404799550" text:style-name="L4">
        <text:list-item>
          <text:p text:style-name="P16">A variable declared inside the class but outside the body of the method, is called an instance variable. </text:p>
        </text:list-item>
        <text:list-item>
          <text:p text:style-name="P16">It is called an instance variable because its value is instance-specific and is not shared among instances.</text:p>
        </text:list-item>
      </text:list>
      <text:h text:style-name="P17" text:outline-level="4">3) Static variable</text:h>
      <text:list xml:id="list704785807" text:style-name="L5">
        <text:list-item>
          <text:p text:style-name="P12">A variable that is declared as static is called a static variab<text:span text:style-name="T22">le.</text:span></text:p>
        </text:list-item>
        <text:list-item>
          <text:p text:style-name="P12"><text:s/>Memory allocation for static variables happens only once when the class is loaded in the memory.</text:p>
        </text:list-item>
      </text:list>
      <text:p text:style-name="P4"><text:span text:style-name="T1"/></text:p>
      <text:p text:style-name="P4"><text:span text:style-name="T1"/></text:p>
      <text:p text:style-name="P4"><text:span text:style-name="T1">2.How many copies of a static variable are kept in the JVM.</text:span></text:p>
      <text:p text:style-name="P7"><text:span text:style-name="T17">Ans.</text:span><text:span text:style-name="T1">Only one copy of a static member exists, regardless of how many instances of the class are created.</text:span></text:p>
      <text:p text:style-name="P5"><text:span text:style-name="T17"/></text:p>
      <text:p text:style-name="P7"><text:span text:style-name="T18">3</text:span><text:span text:style-name="T17">.What is the other name given to static variables? </text:span></text:p>
      <text:p text:style-name="P8"><text:span text:style-name="T17">A</text:span><text:span text:style-name="T18">ns. </text:span><text:span text:style-name="T1">Class variables also known as static variables are declared with the static keyword in a class, but outside a method, constructor or a block.</text:span></text:p>
      <text:p text:style-name="P8"><text:span text:style-name="T18"/></text:p>
      <text:p text:style-name="P10"><text:span text:style-name="T18">4.Can we change the value of static variables in the instance methods of the class?</text:span></text:p>
      <text:p text:style-name="P10"><text:span text:style-name="T18">Ans.</text:span><text:span text:style-name="T1">Static methods cannot access or change the values of instance variables or the this reference </text:span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8T10:26:35.516283242</meta:creation-date>
    <dc:date>2022-03-28T11:27:46.264514234</dc:date>
    <meta:editing-duration>PT20M7S</meta:editing-duration>
    <meta:editing-cycles>1</meta:editing-cycles>
    <meta:document-statistic meta:table-count="0" meta:image-count="0" meta:object-count="0" meta:page-count="1" meta:paragraph-count="24" meta:word-count="248" meta:character-count="1428" meta:non-whitespace-character-count="1205"/>
    <meta:generator>LibreOffice/6.0.7.3$Linux_X86_64 LibreOffice_project/00m0$Build-3</meta:generator>
  </office:meta>
</office:document-meta>
</file>